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Red 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total_con_IV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textos_especiale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oste_minuto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oste_llamada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oste_sm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oste_interne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arifa_std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tarifa_minim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incluidos_minuto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coste_incluido_s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ncluidos_sms 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ncluidos_interne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gasto_minuto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gasto_llamada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gasto_sm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gasto_interne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formulas_especial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?????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total_bas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total_sin_IV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n_4G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obrecoste_interne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$scope.datos.tabla[i].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1:32:12.822404178</meta:creation-date>
    <dc:date>2015-02-22T13:43:47.682258423</dc:date>
    <meta:editing-duration>PT56M3S</meta:editing-duration>
    <meta:editing-cycles>2</meta:editing-cycles>
    <meta:generator>LibreOffice/4.4.0.2$Linux_X86_64 LibreOffice_project/40m0$Build-2</meta:generator>
    <meta:document-statistic meta:table-count="1" meta:cell-count="141" meta:object-count="0"/>
  </office:meta>
</office:document-meta>
</file>